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aac9a"/>
    </style:style>
    <style:style style:name="P2" style:family="paragraph" style:parent-style-name="Standard">
      <style:text-properties fo:font-size="11pt" officeooo:paragraph-rsid="000aac9a" style:font-size-asian="11pt" style:font-size-complex="11pt"/>
    </style:style>
    <style:style style:name="P3" style:family="paragraph" style:parent-style-name="Standard">
      <style:text-properties fo:font-size="11pt" officeooo:paragraph-rsid="000e8427" style:font-size-asian="11pt" style:font-size-complex="11pt"/>
    </style:style>
    <style:style style:name="P4" style:family="paragraph" style:parent-style-name="Standard">
      <style:text-properties fo:font-size="11pt" officeooo:paragraph-rsid="000c61e7" style:font-size-asian="11pt" style:font-size-complex="11pt"/>
    </style:style>
    <style:style style:name="P5" style:family="paragraph" style:parent-style-name="Standard">
      <style:text-properties fo:font-size="11pt" fo:font-weight="normal" officeooo:paragraph-rsid="000e8427" style:font-size-asian="11pt" style:font-weight-asian="normal" style:font-size-complex="11pt" style:font-weight-complex="normal"/>
    </style:style>
    <style:style style:name="P6" style:family="paragraph" style:parent-style-name="Standard">
      <style:text-properties officeooo:rsid="000c8725" officeooo:paragraph-rsid="000c8725"/>
    </style:style>
    <style:style style:name="P7" style:family="paragraph" style:parent-style-name="Standard">
      <style:text-properties fo:font-size="10pt" officeooo:rsid="000aac9a" officeooo:paragraph-rsid="000aac9a" style:font-size-asian="10pt" style:font-size-complex="10pt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 style:font-weight-complex="bold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size="11pt" style:font-size-asian="11pt" style:font-size-complex="11pt"/>
    </style:style>
    <style:style style:name="T5" style:family="text">
      <style:text-properties fo:font-size="11pt" fo:font-weight="bold" style:font-size-asian="11pt" style:font-weight-asian="bold" style:font-size-complex="11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=====================================</text:p>
      <text:p text:style-name="P3"><text:s/><text:span text:style-name="T3">ගෙවීම් මාසය</text:span> :</text:p>
      <text:p text:style-name="P4"><text:s/><text:span text:style-name="T3">දිනය</text:span> <text:s/>: </text:p>
      <text:p text:style-name="P2"><text:s/><text:span text:style-name="T3">නම</text:span> <text:s text:c="3"/>:</text:p>
      <text:p text:style-name="P3"><text:s/><text:span text:style-name="T3">මාසික වැටුප</text:span> :</text:p>
      <text:p text:style-name="P3"><text:s/><text:span text:style-name="T3">වෙනත් දීමනා</text:span> :</text:p>
      <text:p text:style-name="P3"><text:s/><text:bookmark-start text:name="__DdeLink__81_2377087331"/><text:span text:style-name="T3">විශේෂ ආධාර මුදල්</text:span>:<text:bookmark-end text:name="__DdeLink__81_2377087331"/></text:p>
      <text:p text:style-name="P3"><text:s/><text:span text:style-name="T3">අමතර වැඩකල දින ගණන</text:span> : </text:p>
      <text:p text:style-name="P5"><text:s/><text:span text:style-name="T3">දල වැටුප</text:span> <text:s/>: </text:p>
      <text:p text:style-name="P3"><text:s/>--------------------- <text:span text:style-name="T3">අඩු කිරීම්</text:span> ----------------------</text:p>
      <text:p text:style-name="P2"><text:s text:c="5"/><text:bookmark-start text:name="__DdeLink__79_2377087331"/><text:span text:style-name="T3">අර්ථසාදක</text:span><text:bookmark-end text:name="__DdeLink__79_2377087331"/> <text:s/>:</text:p>
      <text:p text:style-name="P2"><text:s text:c="5"/><text:span text:style-name="T3">අත්තිකාරම්</text:span> :</text:p>
      <text:p text:style-name="P2"><text:s text:c="5"/><text:span text:style-name="T3">අමතර නිවාඩු දින</text:span> : <text:s/></text:p>
      <text:p text:style-name="P2"><text:s text:c="5"/><text:span text:style-name="T3">වෙනත් අඩු කිරීම්</text:span> :</text:p>
      <text:p text:style-name="P2"><text:s text:c="5"/><text:span text:style-name="T3">පෙර හිග මුදල්</text:span> :</text:p>
      <text:p text:style-name="P2"><text:s text:c="5"/><text:span text:style-name="T3">ඉතිරි මුදල</text:span> :</text:p>
      <text:p text:style-name="P2"/>
      <text:p text:style-name="P1"><text:s/><text:span text:style-name="T5">ගෙවිය යුතු මුළු ණය මුදල</text:span><text:span text:style-name="T4"> :</text:span></text:p>
      <text:p text:style-name="Standard"/>
      <text:p text:style-name="Standard"/>
      <text:p text:style-name="Standard"><text:s text:c="20"/><text:span text:style-name="T2">ස්තුතියි ! සුභ දවසක්</text:span></text:p>
      <text:p text:style-name="P6">===============================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3in" fo:page-height="4.5in" style:num-format="1" style:print-orientation="portrait" fo:margin-top="0.0201in" fo:margin-bottom="0.0201in" fo:margin-left="0.0402in" fo:margin-right="0.020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.0201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16T11:20:52.710606838</meta:creation-date>
    <dc:date>2024-10-18T23:22:49.222359795</dc:date>
    <meta:editing-duration>PT3H55M40S</meta:editing-duration>
    <meta:editing-cycles>5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59" meta:character-count="357" meta:non-whitespace-character-count="246"/>
  </office:meta>
</office:document-meta>
</file>